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</office:automatic-styles>
  <office:body>
    <office:text text:use-soft-page-breaks="true">
      <text:p text:style-name="P1">Team kontrakt</text:p>
      <text:p text:style-name="Normal"/>
      <text:list text:style-name="LFO1" text:continue-numbering="true">
        <text:list-item>
          <text:p text:style-name="P2">Som standard møde i skole (andet kan aftales)</text:p>
        </text:list-item>
        <text:list-item>
          <text:p text:style-name="P3">Facebook chat, SMS / ringe (udveksle TLF numre)</text:p>
        </text:list-item>
        <text:list-item>
          <text:p text:style-name="P4">Vi bliver enige om ting</text:p>
        </text:list-item>
        <text:list-item>
          <text:p text:style-name="P5">Snakker daily omkring hvor langt forskellige er kommet med de forskellige opgaver</text:p>
        </text:list-item>
        <text:list-item>
          <text:p text:style-name="P6">Scrum Master lige umildbart er vi fælles om</text:p>
        </text:list-item>
        <text:list-item>
          <text:p text:style-name="P7">Skriv væsentlige ting (vurderes nå vi snakker) (mappe som hedder ’log’ / bruge github issues)</text:p>
        </text:list-item>
        <text:list-item>
          <text:p text:style-name="P8">Forventet at det tages seriøst, vi arbejder gerne lidt ekstra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Carl</meta:initial-creator>
    <dc:creator>DavidCarl</dc:creator>
    <meta:creation-date>2017-03-20T10:50:00Z</meta:creation-date>
    <dc:date>2017-03-20T10:59:00Z</dc:date>
    <meta:template xlink:href="Normal" xlink:type="simple"/>
    <meta:editing-cycles>1</meta:editing-cycles>
    <meta:editing-duration>PT540S</meta:editing-duration>
    <meta:document-statistic meta:page-count="1" meta:paragraph-count="1" meta:word-count="58" meta:character-count="415" meta:row-count="2" meta:non-whitespace-character-count="358"/>
  </office:meta>
</office:document-meta>
</file>